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3.36pt"/>
    </style:style>
    <style:style style:name="co3" style:family="table-column">
      <style:table-column-properties fo:break-before="auto" style:column-width="46.86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6.95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style="italic" style:text-underline-style="none" style:font-style-asian="italic" style:font-style-complex="italic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% deducti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table:style-name="ce2"/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style-name="ce5"/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762.18" calcext:value-type="float">
            <text:p>-76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8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8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IBC</text:p>
          </table:table-cell>
          <table:table-cell table:number-columns-repeated="4"/>
          <table:table-cell table:style-name="ce8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8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3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I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04:08:32.590245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06T04:18:04.471634935</dc:date>
    <meta:editing-duration>PT23H8M6S</meta:editing-duration>
    <meta:editing-cycles>62</meta:editing-cycles>
    <meta:generator>LibreOffice/6.0.7.3$Linux_X86_64 LibreOffice_project/00m0$Build-3</meta:generator>
    <meta:document-statistic meta:table-count="4" meta:cell-count="159" meta:object-count="0"/>
  </office:meta>
</office:document-meta>
</file>